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"/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1">
      <style:table-cell-properties fo:background-color="transparent"/>
    </style:style>
    <style:style style:name="co1" style:family="table-column">
      <style:table-column-properties fo:break-before="auto" style:column-width="3.78354166666667cm" style:use-optimal-column-width="true"/>
    </style:style>
    <style:style style:name="co2" style:family="table-column">
      <style:table-column-properties fo:break-before="auto" style:column-width="9.07520833333333cm" style:use-optimal-column-width="true"/>
    </style:style>
    <style:style style:name="co3" style:family="table-column">
      <style:table-column-properties fo:break-before="auto" style:column-width="4.07458333333333cm" style:use-optimal-column-width="true"/>
    </style:style>
    <style:style style:name="co4" style:family="table-column">
      <style:table-column-properties fo:break-before="auto" style:column-width="15.39875cm" style:use-optimal-column-width="true"/>
    </style:style>
    <style:style style:name="co5" style:family="table-column">
      <style:table-column-properties fo:break-before="auto" style:column-width="24.368125cm" style:use-optimal-column-width="true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ydh_alert_lis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number-columns-repeated="16378" table:default-cell-style-name="ce1"/>
        <table:table-row table:style-name="ro1">
          <table:table-cell office:value-type="string" table:style-name="ce1">
            <text:p>YDH_TrakCare_Code</text:p>
          </table:table-cell>
          <table:table-cell office:value-type="string" table:style-name="ce1">
            <text:p>YDH_TrakCare_Display</text:p>
          </table:table-cell>
          <table:table-cell office:value-type="string" table:style-name="ce1">
            <text:p>SNOMED_Code</text:p>
          </table:table-cell>
          <table:table-cell office:value-type="string" table:style-name="ce1">
            <text:p>SNOMED_Display</text:p>
          </table:table-cell>
          <table:table-cell office:value-type="string" table:style-name="ce1">
            <text:p>Comment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EGACYALERT</text:p>
          </table:table-cell>
          <table:table-cell office:value-type="string" table:style-name="ce1">
            <text:p>Legacy Alert and/or Allergy Informatio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1">
            <text:p>DNR</text:p>
          </table:table-cell>
          <table:table-cell office:value-type="string" table:style-name="ce1">
            <text:p>Do Not Resuscitate Pt</text:p>
          </table:table-cell>
          <table:table-cell office:value-type="float" office:value="304253006" table:style-name="ce2">
            <text:p>304253006</text:p>
          </table:table-cell>
          <table:table-cell office:value-type="string" table:style-name="ce1">
            <text:p>Not for resuscitatio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TYPE1DM</text:p>
          </table:table-cell>
          <table:table-cell office:value-type="string" table:style-name="ce1">
            <text:p>Type 1 Diabetes</text:p>
          </table:table-cell>
          <table:table-cell office:value-type="float" office:value="46635009" table:style-name="ce2">
            <text:p>46635009</text:p>
          </table:table-cell>
          <table:table-cell office:value-type="string" table:style-name="ce1">
            <text:p>Type 1 diabetes mellitu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TYPE2DM</text:p>
          </table:table-cell>
          <table:table-cell office:value-type="string" table:style-name="ce1">
            <text:p>Type 2 Diabetes</text:p>
          </table:table-cell>
          <table:table-cell office:value-type="float" office:value="44054006" table:style-name="ce2">
            <text:p>44054006</text:p>
          </table:table-cell>
          <table:table-cell office:value-type="string" table:style-name="ce1">
            <text:p>Type 2 diabetes mellitu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WAND</text:p>
          </table:table-cell>
          <table:table-cell office:value-type="string" table:style-name="ce1">
            <text:p>Wanderer/Absconder</text:p>
          </table:table-cell>
          <table:table-cell office:value-type="float" office:value="50239007" table:style-name="ce2">
            <text:p>50239007</text:p>
          </table:table-cell>
          <table:table-cell office:value-type="string" table:style-name="ce1">
            <text:p>Wander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TRK</text:p>
          </table:table-cell>
          <table:table-cell office:value-type="string" table:style-name="ce1">
            <text:p>Stroke</text:p>
          </table:table-cell>
          <table:table-cell office:value-type="float" office:value="230690007" table:style-name="ce2">
            <text:p>230690007</text:p>
          </table:table-cell>
          <table:table-cell office:value-type="string" table:style-name="ce1">
            <text:p>Strok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NBMO</text:p>
          </table:table-cell>
          <table:table-cell office:value-type="string" table:style-name="ce1">
            <text:p>Nil By Mouth</text:p>
          </table:table-cell>
          <table:table-cell office:value-type="float" office:value="182923009" table:style-name="ce2">
            <text:p>182923009</text:p>
          </table:table-cell>
          <table:table-cell office:value-type="string" table:style-name="ce1">
            <text:p>Nil by mouth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TIA</text:p>
          </table:table-cell>
          <table:table-cell office:value-type="string" table:style-name="ce3">
            <text:p>TIA</text:p>
          </table:table-cell>
          <table:table-cell office:value-type="float" office:value="266257000" table:style-name="ce4">
            <text:p>266257000</text:p>
          </table:table-cell>
          <table:table-cell office:value-type="string" table:style-name="ce3">
            <text:p>Transient cerebral ischaemia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string" table:style-name="ce3">
            <text:p>ONCACTI</text:p>
          </table:table-cell>
          <table:table-cell office:value-type="string" table:style-name="ce3">
            <text:p>Cancer Active Treatment</text:p>
          </table:table-cell>
          <table:table-cell office:value-type="float" office:value="395073001" table:style-name="ce4">
            <text:p>395073001</text:p>
          </table:table-cell>
          <table:table-cell office:value-type="string" table:style-name="ce3">
            <text:p>Cancer treatment started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string" table:style-name="ce3">
            <text:p>CANCFU</text:p>
          </table:table-cell>
          <table:table-cell office:value-type="string" table:style-name="ce3">
            <text:p>Cancer Follow Up</text:p>
          </table:table-cell>
          <table:table-cell office:value-type="float" office:value="719864002" table:style-name="ce4">
            <text:p>719864002</text:p>
          </table:table-cell>
          <table:table-cell office:value-type="string" table:style-name="ce3">
            <text:p>Monitoring following treatment for cancer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string" table:style-name="ce3">
            <text:p>HAEMACT</text:p>
          </table:table-cell>
          <table:table-cell office:value-type="string" table:style-name="ce3">
            <text:p>Haematology Active Treatment</text:p>
          </table:table-cell>
          <table:table-cell table:style-name="ce4"/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string" table:style-name="ce3">
            <text:p>HAEMFU</text:p>
          </table:table-cell>
          <table:table-cell office:value-type="string" table:style-name="ce3">
            <text:p>Haematology Follow Up</text:p>
          </table:table-cell>
          <table:table-cell table:style-name="ce4"/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string" table:style-name="ce3">
            <text:p>COPD</text:p>
          </table:table-cell>
          <table:table-cell office:value-type="string" table:style-name="ce3">
            <text:p>COPD</text:p>
          </table:table-cell>
          <table:table-cell office:value-type="float" office:value="13645005" table:style-name="ce4">
            <text:p>13645005</text:p>
          </table:table-cell>
          <table:table-cell office:value-type="string" table:style-name="ce3">
            <text:p>Chronic obstructive lung disease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string" table:style-name="ce3">
            <text:p>TEP</text:p>
          </table:table-cell>
          <table:table-cell office:value-type="string" table:style-name="ce3">
            <text:p>Treatment Escalation Plan</text:p>
          </table:table-cell>
          <table:table-cell office:value-type="float" office:value="735324008" table:style-name="ce4">
            <text:p>735324008</text:p>
          </table:table-cell>
          <table:table-cell office:value-type="string" table:style-name="ce3">
            <text:p>Treatment escalation plan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string" table:style-name="ce3">
            <text:p>ANTI</text:p>
          </table:table-cell>
          <table:table-cell office:value-type="string" table:style-name="ce3">
            <text:p>Significant Antibodies</text:p>
          </table:table-cell>
          <table:table-cell table:style-name="ce4"/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string" table:style-name="ce3">
            <text:p>BABY</text:p>
          </table:table-cell>
          <table:table-cell office:value-type="string" table:style-name="ce3">
            <text:p>Baby loss</text:p>
          </table:table-cell>
          <table:table-cell table:style-name="ce4"/>
          <table:table-cell table:style-name="ce3"/>
          <table:table-cell office:value-type="string" table:style-name="ce3">
            <text:p>Unable to map as there are multiple types of baby loss: during birth; before birth; shortly after birth. There is no singular general SNOMED code.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FETALAB</text:p>
          </table:table-cell>
          <table:table-cell office:value-type="string" table:style-name="ce3">
            <text:p>Fetal abnormality</text:p>
          </table:table-cell>
          <table:table-cell table:style-name="ce4"/>
          <table:table-cell table:style-name="ce3"/>
          <table:table-cell office:value-type="string" table:style-name="ce3">
            <text:p>Unable to map as there are multiple SNOMED codes for fetal abnormalities but not a singular general code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BMI40</text:p>
          </table:table-cell>
          <table:table-cell office:value-type="string" table:style-name="ce3">
            <text:p>BMI&gt;40</text:p>
          </table:table-cell>
          <table:table-cell office:value-type="float" office:value="408512008" table:style-name="ce4">
            <text:p>408512008</text:p>
          </table:table-cell>
          <table:table-cell office:value-type="string" table:style-name="ce3">
            <text:p>Body mass index 40+ - severely obese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string" table:style-name="ce3">
            <text:p>GBSTR</text:p>
          </table:table-cell>
          <table:table-cell office:value-type="string" table:style-name="ce3">
            <text:p>Group B Strep</text:p>
          </table:table-cell>
          <table:table-cell office:value-type="float" office:value="426933007" table:style-name="ce4">
            <text:p>426933007</text:p>
          </table:table-cell>
          <table:table-cell office:value-type="string" table:style-name="ce3">
            <text:p>Streptococcus agalactiae infection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string" table:style-name="ce3">
            <text:p>CO2RET</text:p>
          </table:table-cell>
          <table:table-cell office:value-type="string" table:style-name="ce3">
            <text:p>CO2 Retainer</text:p>
          </table:table-cell>
          <table:table-cell office:value-type="float" office:value="29596007" table:style-name="ce4">
            <text:p>29596007</text:p>
          </table:table-cell>
          <table:table-cell office:value-type="string" table:style-name="ce3">
            <text:p>Hypercapnia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string" table:style-name="ce1">
            <text:p>LTOT</text:p>
          </table:table-cell>
          <table:table-cell office:value-type="string" table:style-name="ce1">
            <text:p>Home Oxygen Therapy</text:p>
          </table:table-cell>
          <table:table-cell office:value-type="float" office:value="426990007" table:style-name="ce2">
            <text:p>426990007</text:p>
          </table:table-cell>
          <table:table-cell office:value-type="string" table:style-name="ce1">
            <text:p>Home oxygen therap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ONFU</text:p>
          </table:table-cell>
          <table:table-cell office:value-type="string" table:style-name="ce1">
            <text:p>Prone to Confusion</text:p>
          </table:table-cell>
          <table:table-cell office:value-type="float" office:value="706880001" table:style-name="ce2">
            <text:p>706880001</text:p>
          </table:table-cell>
          <table:table-cell office:value-type="string" table:style-name="ce1">
            <text:p>At risk of confusio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DELER</text:p>
          </table:table-cell>
          <table:table-cell office:value-type="string" table:style-name="ce1">
            <text:p>Delirium</text:p>
          </table:table-cell>
          <table:table-cell office:value-type="float" office:value="2776000" table:style-name="ce2">
            <text:p>2776000</text:p>
          </table:table-cell>
          <table:table-cell office:value-type="string" table:style-name="ce1">
            <text:p>Deliriu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DEME</text:p>
          </table:table-cell>
          <table:table-cell office:value-type="string" table:style-name="ce1">
            <text:p>Dementia Pt</text:p>
          </table:table-cell>
          <table:table-cell office:value-type="float" office:value="52448006" table:style-name="ce2">
            <text:p>52448006</text:p>
          </table:table-cell>
          <table:table-cell office:value-type="string" table:style-name="ce1">
            <text:p>Dementi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YDHLD</text:p>
          </table:table-cell>
          <table:table-cell office:value-type="string" table:style-name="ce1">
            <text:p>Learning Disability</text:p>
          </table:table-cell>
          <table:table-cell office:value-type="float" office:value="1855002" table:style-name="ce2">
            <text:p>1855002</text:p>
          </table:table-cell>
          <table:table-cell office:value-type="string" table:style-name="ce1">
            <text:p>Developmental academic disorde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TIMP</text:p>
          </table:table-cell>
          <table:table-cell office:value-type="string" table:style-name="ce1">
            <text:p>Drug Trial</text:p>
          </table:table-cell>
          <table:table-cell office:value-type="float" office:value="713670002" table:style-name="ce2">
            <text:p>713670002</text:p>
          </table:table-cell>
          <table:table-cell office:value-type="string" table:style-name="ce1">
            <text:p>Entered into drug clinical trial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NONCTIMP</text:p>
          </table:table-cell>
          <table:table-cell office:value-type="string" table:style-name="ce1">
            <text:p>Non-drug Trial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1">
            <text:p>DEP</text:p>
          </table:table-cell>
          <table:table-cell office:value-type="string" table:style-name="ce1">
            <text:p>Deprivation of Liberty (DOL)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1">
            <text:p>YDHSYMP</text:p>
          </table:table-cell>
          <table:table-cell office:value-type="string" table:style-name="ce1">
            <text:p>Symphony Patient</text:p>
          </table:table-cell>
          <table:table-cell table:style-name="ce2"/>
          <table:table-cell table:style-name="ce1"/>
          <table:table-cell office:value-type="string" table:style-name="ce1">
            <text:p>Unique to YD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IS</text:p>
          </table:table-cell>
          <table:table-cell office:value-type="string" table:style-name="ce1">
            <text:p>Visually Impaired</text:p>
          </table:table-cell>
          <table:table-cell office:value-type="float" office:value="397540003" table:style-name="ce2">
            <text:p>397540003</text:p>
          </table:table-cell>
          <table:table-cell office:value-type="string" table:style-name="ce1">
            <text:p>Visual impairme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RA</text:p>
          </table:table-cell>
          <table:table-cell office:value-type="string" table:style-name="ce1">
            <text:p>At Risk Adult</text:p>
          </table:table-cell>
          <table:table-cell office:value-type="float" office:value="225915006" table:style-name="ce2">
            <text:p>225915006</text:p>
          </table:table-cell>
          <table:table-cell office:value-type="string" table:style-name="ce1">
            <text:p>At risk of abus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RC</text:p>
          </table:table-cell>
          <table:table-cell office:value-type="string" table:style-name="ce1">
            <text:p>At Risk Child</text:p>
          </table:table-cell>
          <table:table-cell office:value-type="float" office:value="704659007" table:style-name="ce2">
            <text:p>704659007</text:p>
          </table:table-cell>
          <table:table-cell office:value-type="string" table:style-name="ce1">
            <text:p>At risk of child abus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ST</text:p>
          </table:table-cell>
          <table:table-cell office:value-type="string" table:style-name="ce1">
            <text:p>Asthmatic</text:p>
          </table:table-cell>
          <table:table-cell office:value-type="float" office:value="195967001" table:style-name="ce2">
            <text:p>195967001</text:p>
          </table:table-cell>
          <table:table-cell office:value-type="string" table:style-name="ce1">
            <text:p>Asthm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LE</text:p>
          </table:table-cell>
          <table:table-cell office:value-type="string" table:style-name="ce1">
            <text:p>Bleeding Disorder/s</text:p>
          </table:table-cell>
          <table:table-cell office:value-type="float" office:value="64779008" table:style-name="ce2">
            <text:p>64779008</text:p>
          </table:table-cell>
          <table:table-cell office:value-type="string" table:style-name="ce1">
            <text:p>Blood coagulation disord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RE</text:p>
          </table:table-cell>
          <table:table-cell office:value-type="string" table:style-name="ce1">
            <text:p>Breast Feeding Mother</text:p>
          </table:table-cell>
          <table:table-cell office:value-type="float" office:value="169750002" table:style-name="ce2">
            <text:p>169750002</text:p>
          </table:table-cell>
          <table:table-cell office:value-type="string" table:style-name="ce1">
            <text:p>Mother currently breast-feed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IF</text:p>
          </table:table-cell>
          <table:table-cell office:value-type="string" table:style-name="ce1">
            <text:p>Difficult intubation or airway management</text:p>
          </table:table-cell>
          <table:table-cell office:value-type="float" office:value="718447001" table:style-name="ce2">
            <text:p>718447001</text:p>
          </table:table-cell>
          <table:table-cell office:value-type="string" table:style-name="ce1">
            <text:p>Difficult intuba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PI</text:p>
          </table:table-cell>
          <table:table-cell office:value-type="string" table:style-name="ce1">
            <text:p>Epileptic</text:p>
          </table:table-cell>
          <table:table-cell office:value-type="float" office:value="84757009" table:style-name="ce2">
            <text:p>84757009</text:p>
          </table:table-cell>
          <table:table-cell office:value-type="string" table:style-name="ce1">
            <text:p>Epilepsy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EA</text:p>
          </table:table-cell>
          <table:table-cell office:value-type="string" table:style-name="ce1">
            <text:p>Heart Failure Patient</text:p>
          </table:table-cell>
          <table:table-cell office:value-type="float" office:value="161505003" table:style-name="ce2">
            <text:p>161505003</text:p>
          </table:table-cell>
          <table:table-cell office:value-type="string" table:style-name="ce1">
            <text:p>H/O: heart failur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L</text:p>
          </table:table-cell>
          <table:table-cell office:value-type="string" table:style-name="ce1">
            <text:p>Malignant Hyperthermia Risk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1">
            <text:p>MRSA</text:p>
          </table:table-cell>
          <table:table-cell office:value-type="string" table:style-name="ce1">
            <text:p>MRSA</text:p>
          </table:table-cell>
          <table:table-cell office:value-type="float" office:value="1.37900010000041E+16" table:style-name="ce2">
            <text:p>13790001000004100</text:p>
          </table:table-cell>
          <table:table-cell office:value-type="string" table:style-name="ce1">
            <text:p>Bacteraemia due to Methicillin resistant Staphylococcus aureu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AC</text:p>
          </table:table-cell>
          <table:table-cell office:value-type="string" table:style-name="ce1">
            <text:p>Pacemaker in situ</text:p>
          </table:table-cell>
          <table:table-cell office:value-type="float" office:value="441509002" table:style-name="ce2">
            <text:p>441509002</text:p>
          </table:table-cell>
          <table:table-cell office:value-type="string" table:style-name="ce1">
            <text:p>Cardiac pacemaker in situ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AL</text:p>
          </table:table-cell>
          <table:table-cell office:value-type="string" table:style-name="ce1">
            <text:p>Palliative Care Patient</text:p>
          </table:table-cell>
          <table:table-cell office:value-type="float" office:value="103735009" table:style-name="ce2">
            <text:p>103735009</text:p>
          </table:table-cell>
          <table:table-cell office:value-type="string" table:style-name="ce1">
            <text:p>Palliative car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E</text:p>
          </table:table-cell>
          <table:table-cell office:value-type="string" table:style-name="ce1">
            <text:p>Pregnancy</text:p>
          </table:table-cell>
          <table:table-cell office:value-type="float" office:value="77386006" table:style-name="ce2">
            <text:p>77386006</text:p>
          </table:table-cell>
          <table:table-cell office:value-type="string" table:style-name="ce1">
            <text:p>Pregna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G</text:p>
          </table:table-cell>
          <table:table-cell office:value-type="string" table:style-name="ce1">
            <text:p>Registered Therapeutic Addict Patient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1">
            <text:p>REN</text:p>
          </table:table-cell>
          <table:table-cell office:value-type="string" table:style-name="ce1">
            <text:p>Renal Dialysis Patient</text:p>
          </table:table-cell>
          <table:table-cell office:value-type="float" office:value="265764009" table:style-name="ce2">
            <text:p>265764009</text:p>
          </table:table-cell>
          <table:table-cell office:value-type="string" table:style-name="ce1">
            <text:p>Renal dialysi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UX</text:p>
          </table:table-cell>
          <table:table-cell office:value-type="string" table:style-name="ce1">
            <text:p>Suxamethonium (Scoline) Apnoea Risk</text:p>
          </table:table-cell>
          <table:table-cell office:value-type="float" office:value="54602006" table:style-name="ce2">
            <text:p>54602006</text:p>
          </table:table-cell>
          <table:table-cell office:value-type="string" table:style-name="ce1">
            <text:p>Suxamethonium apnoe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</text:p>
          </table:table-cell>
          <table:table-cell office:value-type="string" table:style-name="ce1">
            <text:p>Communication or Language Difficulties</text:p>
          </table:table-cell>
          <table:table-cell office:value-type="float" office:value="32000005" table:style-name="ce2">
            <text:p>32000005</text:p>
          </table:table-cell>
          <table:table-cell office:value-type="string" table:style-name="ce1">
            <text:p>Difficulty using verbal communica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EI</text:p>
          </table:table-cell>
          <table:table-cell office:value-type="string" table:style-name="ce1">
            <text:p>Hearing Impaired</text:p>
          </table:table-cell>
          <table:table-cell office:value-type="float" office:value="15188001" table:style-name="ce2">
            <text:p>15188001</text:p>
          </table:table-cell>
          <table:table-cell office:value-type="string" table:style-name="ce1">
            <text:p>Hearing los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OSA</text:p>
          </table:table-cell>
          <table:table-cell office:value-type="string" table:style-name="ce1">
            <text:p>Obstructive Sleep Apnoea (OSA)</text:p>
          </table:table-cell>
          <table:table-cell office:value-type="float" office:value="78275009" table:style-name="ce2">
            <text:p>78275009</text:p>
          </table:table-cell>
          <table:table-cell office:value-type="string" table:style-name="ce1">
            <text:p>Obstructive sleep apnoea syndrom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PE</text:p>
          </table:table-cell>
          <table:table-cell office:value-type="string" table:style-name="ce1">
            <text:p>Speech Impaired</text:p>
          </table:table-cell>
          <table:table-cell office:value-type="float" office:value="29164008" table:style-name="ce2">
            <text:p>29164008</text:p>
          </table:table-cell>
          <table:table-cell office:value-type="string" table:style-name="ce1">
            <text:p>Disturbance in speech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N</text:p>
          </table:table-cell>
          <table:table-cell office:value-type="string" table:style-name="ce1">
            <text:p>Severe post-operative nausea / vomiting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1">
            <text:p>CDIFF</text:p>
          </table:table-cell>
          <table:table-cell office:value-type="string" table:style-name="ce1">
            <text:p>Clostridium Difficile</text:p>
          </table:table-cell>
          <table:table-cell office:value-type="float" office:value="186431008" table:style-name="ce2">
            <text:p>186431008</text:p>
          </table:table-cell>
          <table:table-cell office:value-type="string" table:style-name="ce1">
            <text:p>Clostridium difficile infec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RGNO</text:p>
          </table:table-cell>
          <table:table-cell office:value-type="string" table:style-name="ce1">
            <text:p>MRGNO â€“ Multi-resistant Gram-negative<text:s/>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1">
            <text:p>CPE</text:p>
          </table:table-cell>
          <table:table-cell office:value-type="string" table:style-name="ce1">
            <text:p>CPE <text:s/>- Carbapenemase-producing Enterobacteriaceae</text:p>
          </table:table-cell>
          <table:table-cell office:value-type="float" office:value="734351004" table:style-name="ce2">
            <text:p>734351004</text:p>
          </table:table-cell>
          <table:table-cell office:value-type="string" table:style-name="ce1">
            <text:p>Carbapenemase-producing Enterobacteriacea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RE</text:p>
          </table:table-cell>
          <table:table-cell office:value-type="string" table:style-name="ce1">
            <text:p>GRE- Glycopeptide Resistant Enterococcus</text:p>
          </table:table-cell>
          <table:table-cell office:value-type="float" office:value="1065701000000100" table:style-name="ce2">
            <text:p>1065701000000100</text:p>
          </table:table-cell>
          <table:table-cell office:value-type="string" table:style-name="ce1">
            <text:p>Infection caused by glycopeptide resistant enterococcu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VL</text:p>
          </table:table-cell>
          <table:table-cell office:value-type="string" table:style-name="ce1">
            <text:p>PVL Staph Aureus</text:p>
          </table:table-cell>
          <table:table-cell office:value-type="float" office:value="446413008" table:style-name="ce2">
            <text:p>446413008</text:p>
          </table:table-cell>
          <table:table-cell office:value-type="string" table:style-name="ce1">
            <text:p>Infection due to Panton-Valentine leucocidin producing Staphylococcus aureu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SORG</text:p>
          </table:table-cell>
          <table:table-cell office:value-type="string" table:style-name="ce1">
            <text:p>Resistant Organism- refer to notes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1">
            <text:p>FEEDASSIST</text:p>
          </table:table-cell>
          <table:table-cell office:value-type="string" table:style-name="ce1">
            <text:p>Needs Assistance with Feeding</text:p>
          </table:table-cell>
          <table:table-cell office:value-type="float" office:value="129033007" table:style-name="ce2">
            <text:p>129033007</text:p>
          </table:table-cell>
          <table:table-cell office:value-type="string" table:style-name="ce1">
            <text:p>Feeding assiste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WAL</text:p>
          </table:table-cell>
          <table:table-cell office:value-type="string" table:style-name="ce1">
            <text:p>Impaired Swallow</text:p>
          </table:table-cell>
          <table:table-cell office:value-type="float" office:value="399122003" table:style-name="ce2">
            <text:p>399122003</text:p>
          </table:table-cell>
          <table:table-cell office:value-type="string" table:style-name="ce1">
            <text:p>Swallowing problem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PP</text:p>
          </table:table-cell>
          <table:table-cell office:value-type="string" table:style-name="ce1">
            <text:p>Previous Puerperal Psychosis</text:p>
          </table:table-cell>
          <table:table-cell office:value-type="float" office:value="726623007" table:style-name="ce2">
            <text:p>726623007</text:p>
          </table:table-cell>
          <table:table-cell office:value-type="string" table:style-name="ce1">
            <text:p>H/O: postpartum psychosi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IMEN</text:p>
          </table:table-cell>
          <table:table-cell office:value-type="string" table:style-name="ce1">
            <text:p>Significant Psychiatrc History</text:p>
          </table:table-cell>
          <table:table-cell office:value-type="float" office:value="161464003" table:style-name="ce2">
            <text:p>161464003</text:p>
          </table:table-cell>
          <table:table-cell office:value-type="string" table:style-name="ce1">
            <text:p>H/O: psychiatric disord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JD</text:p>
          </table:table-cell>
          <table:table-cell office:value-type="string" table:style-name="ce1">
            <text:p>CJD Risk</text:p>
          </table:table-cell>
          <table:table-cell office:value-type="float" office:value="416805005" table:style-name="ce2">
            <text:p>416805005</text:p>
          </table:table-cell>
          <table:table-cell office:value-type="string" table:style-name="ce1">
            <text:p>At risk of variant Creutzfeldt-Jakob diseas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DCP</text:p>
          </table:table-cell>
          <table:table-cell office:value-type="string" table:style-name="ce1">
            <text:p>ED Care Pla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1">
            <text:p>EOLCP</text:p>
          </table:table-cell>
          <table:table-cell office:value-type="string" table:style-name="ce1">
            <text:p>End of Life Care Plan</text:p>
          </table:table-cell>
          <table:table-cell office:value-type="float" office:value="713673000" table:style-name="ce2">
            <text:p>713673000</text:p>
          </table:table-cell>
          <table:table-cell office:value-type="string" table:style-name="ce1">
            <text:p>Has end of life care pla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BU</text:p>
          </table:table-cell>
          <table:table-cell office:value-type="string" table:style-name="ce1">
            <text:p>History of Violence / Abus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1">
            <text:p>W10</text:p>
          </table:table-cell>
          <table:table-cell office:value-type="string" table:style-name="ce1">
            <text:p>Not for Ward 10</text:p>
          </table:table-cell>
          <table:table-cell table:style-name="ce2"/>
          <table:table-cell table:style-name="ce1"/>
          <table:table-cell office:value-type="string" table:style-name="ce1">
            <text:p>Unique to YDH; Ward 10 is Paediatric war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RK</text:p>
          </table:table-cell>
          <table:table-cell office:value-type="string" table:style-name="ce1">
            <text:p>Parkinsons Disease Pt</text:p>
          </table:table-cell>
          <table:table-cell office:value-type="float" office:value="49049000" table:style-name="ce2">
            <text:p>49049000</text:p>
          </table:table-cell>
          <table:table-cell office:value-type="string" table:style-name="ce1">
            <text:p>Parkinson's diseas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EC2</text:p>
          </table:table-cell>
          <table:table-cell office:value-type="string" table:style-name="ce1">
            <text:p>Detained-Section 2</text:p>
          </table:table-cell>
          <table:table-cell office:value-type="float" office:value="413191000000109" table:style-name="ce2">
            <text:p>413191000000109</text:p>
          </table:table-cell>
          <table:table-cell office:value-type="string" table:style-name="ce1">
            <text:p>Detained in hospital under Section 2 of the Mental Health Act 1983 (England and Wales)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EC3</text:p>
          </table:table-cell>
          <table:table-cell office:value-type="string" table:style-name="ce1">
            <text:p>Detained-Section 3</text:p>
          </table:table-cell>
          <table:table-cell office:value-type="float" office:value="431071000000100" table:style-name="ce2">
            <text:p>431071000000100</text:p>
          </table:table-cell>
          <table:table-cell office:value-type="string" table:style-name="ce1">
            <text:p>Detained in hospital under Section 3 of the Mental Health Act 1983 (England and Wales)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EC5</text:p>
          </table:table-cell>
          <table:table-cell office:value-type="string" table:style-name="ce1">
            <text:p>Detained-Section 5(2)</text:p>
          </table:table-cell>
          <table:table-cell office:value-type="float" office:value="470621000000104" table:style-name="ce2">
            <text:p>470621000000104</text:p>
          </table:table-cell>
          <table:table-cell office:value-type="string" table:style-name="ce1">
            <text:p>Detained in hospital under Section 5 (2) of the Mental Health Act 1983 (England and Wales)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ECO</text:p>
          </table:table-cell>
          <table:table-cell office:value-type="string" table:style-name="ce1">
            <text:p>Detained-Other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1">
            <text:p>NBI</text:p>
          </table:table-cell>
          <table:table-cell office:value-type="string" table:style-name="ce1">
            <text:p>Newborn Feeding Issue</text:p>
          </table:table-cell>
          <table:table-cell office:value-type="float" office:value="72552008" table:style-name="ce2">
            <text:p>72552008</text:p>
          </table:table-cell>
          <table:table-cell office:value-type="string" table:style-name="ce1">
            <text:p>Feeding problems in newbor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YBF</text:p>
          </table:table-cell>
          <table:table-cell office:value-type="string" table:style-name="ce1">
            <text:p>Patient is Breastfeeding Pt</text:p>
          </table:table-cell>
          <table:table-cell office:value-type="float" office:value="169741004" table:style-name="ce2">
            <text:p>169741004</text:p>
          </table:table-cell>
          <table:table-cell office:value-type="string" table:style-name="ce1">
            <text:p>Breast fed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INF</text:p>
          </table:table-cell>
          <table:table-cell office:value-type="string" table:style-name="ce1">
            <text:p>Other<text:s/>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1">
            <text:p>DDA</text:p>
          </table:table-cell>
          <table:table-cell office:value-type="string" table:style-name="ce1">
            <text:p>Do not disclose patient address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1">
            <text:p>YDHFALL</text:p>
          </table:table-cell>
          <table:table-cell office:value-type="string" table:style-name="ce1">
            <text:p>Fall Risk Alert</text:p>
          </table:table-cell>
          <table:table-cell office:value-type="float" office:value="129839007" table:style-name="ce2">
            <text:p>129839007</text:p>
          </table:table-cell>
          <table:table-cell office:value-type="string" table:style-name="ce1">
            <text:p>At risk for fall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YDHEADD</text:p>
          </table:table-cell>
          <table:table-cell office:value-type="string" table:style-name="ce1">
            <text:p>Addison's Disease</text:p>
          </table:table-cell>
          <table:table-cell office:value-type="float" office:value="363732003" table:style-name="ce2">
            <text:p>363732003</text:p>
          </table:table-cell>
          <table:table-cell office:value-type="string" table:style-name="ce1">
            <text:p>Addison's diseas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THENA</text:p>
          </table:table-cell>
          <table:table-cell office:value-type="string" table:style-name="ce1">
            <text:p>Athena notes on patient centr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1">
            <text:p>PCP</text:p>
          </table:table-cell>
          <table:table-cell office:value-type="string" table:style-name="ce1">
            <text:p>Paediatric Complex Patient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1">
            <text:p>PCN</text:p>
          </table:table-cell>
          <table:table-cell office:value-type="string" table:style-name="ce1">
            <text:p>Parent / Carer Notification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1">
            <text:p>FRA</text:p>
          </table:table-cell>
          <table:table-cell office:value-type="string" table:style-name="ce1">
            <text:p>Frailty</text:p>
          </table:table-cell>
          <table:table-cell office:value-type="float" office:value="248279007" table:style-name="ce2">
            <text:p>248279007</text:p>
          </table:table-cell>
          <table:table-cell office:value-type="string" table:style-name="ce1">
            <text:p>Frailt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WN-CoV</text:p>
          </table:table-cell>
          <table:table-cell office:value-type="string" table:style-name="ce1">
            <text:p>WN-CoV: Pending - Swab Taken</text:p>
          </table:table-cell>
          <table:table-cell office:value-type="float" office:value="840544004" table:style-name="ce2">
            <text:p>840544004</text:p>
          </table:table-cell>
          <table:table-cell office:value-type="string" table:style-name="ce1">
            <text:p>Suspected COVID-19</text:p>
          </table:table-cell>
          <table:table-cell office:value-type="string" table:style-name="ce1">
            <text:p>Patient swabbed for coronavirus / Covid-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IN-CoV-Negative</text:p>
          </table:table-cell>
          <table:table-cell office:value-type="string" table:style-name="ce1">
            <text:p>WN-CoV: Negative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1">
            <text:p>WIN-CoV-Positive</text:p>
          </table:table-cell>
          <table:table-cell office:value-type="string" table:style-name="ce1">
            <text:p>WN-CoV: Positive</text:p>
          </table:table-cell>
          <table:table-cell office:value-type="float" office:value="840539006" table:style-name="ce2">
            <text:p>840539006</text:p>
          </table:table-cell>
          <table:table-cell office:value-type="string" table:style-name="ce1">
            <text:p>COVID-19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YDHUPPERGI</text:p>
          </table:table-cell>
          <table:table-cell office:value-type="string" table:style-name="ce3">
            <text:p>Upper G I</text:p>
          </table:table-cell>
          <table:table-cell table:style-name="ce4"/>
          <table:table-cell table:number-columns-repeated="2" table:style-name="ce3"/>
          <table:table-cell table:number-columns-repeated="16379"/>
        </table:table-row>
        <table:table-row table:number-rows-repeated="1048490" table:style-name="ro1">
          <table:table-cell table:number-columns-repeated="16384"/>
        </table:table-row>
      </table:table>
      <table:database-ranges>
        <table:database-range table:target-range-address="ydh_alert_list.A1:ydh_alert_list.E86" table:name="Table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_50_0_37__32_-_32_Accent1" style:display-name="20% - Accent1" style:family="table-cell" style:data-style-name="N0">
      <style:table-cell-properties fo:background-color="#DDEBF7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9E1F2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DD7EE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4C6E7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9BC2E6"/>
      <style:text-properties fo:color="#FFFFFF"/>
    </style:style>
    <style:style style:name="_54_0_37__32_-_32_Accent2" style:display-name="60% - Accent2" style:family="table-cell" style:data-style-name="N0">
      <style:table-cell-properties fo:background-color="#F4B084"/>
      <style:text-properties fo:color="#FFFFFF"/>
    </style:style>
    <style:style style:name="_54_0_37__32_-_32_Accent3" style:display-name="60% - Accent3" style:family="table-cell" style:data-style-name="N0">
      <style:table-cell-properties fo:background-color="#C9C9C9"/>
      <style:text-properties fo:color="#FFFFFF"/>
    </style:style>
    <style:style style:name="_54_0_37__32_-_32_Accent4" style:display-name="60% - Accent4" style:family="table-cell" style:data-style-name="N0">
      <style:table-cell-properties fo:background-color="#FFD966"/>
      <style:text-properties fo:color="#FFFFFF"/>
    </style:style>
    <style:style style:name="_54_0_37__32_-_32_Accent5" style:display-name="60% - Accent5" style:family="table-cell" style:data-style-name="N0">
      <style:table-cell-properties fo:background-color="#8EA9DB"/>
      <style:text-properties fo:color="#FFFFFF"/>
    </style:style>
    <style:style style:name="_54_0_37__32_-_32_Accent6" style:display-name="60% - Accent6" style:family="table-cell" style:data-style-name="N0">
      <style:table-cell-properties fo:background-color="#A9D08E"/>
      <style:text-properties fo:color="#FFFFFF"/>
    </style:style>
    <style:style style:name="Accent1" style:family="table-cell" style:data-style-name="N0">
      <style:table-cell-properties fo:background-color="#5B9BD5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4472C4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Frazer Smith</meta:initial-creator>
    <dc:creator>Frazer Smith</dc:creator>
    <meta:creation-date>2019-11-27T14:02:29Z</meta:creation-date>
    <dc:date>2020-10-14T08:45:49Z</dc:date>
  </office:meta>
</office:document-meta>
</file>